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0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1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2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4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5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7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8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1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Walkow</meta:initial-creator>
    <meta:creation-date>2015-03-26T18:12:05.199632760</meta:creation-date>
    <dc:date>2015-03-26T18:18:29.582333117</dc:date>
    <dc:creator>Karl Walkow</dc:creator>
    <meta:editing-duration>PT29S</meta:editing-duration>
    <meta:editing-cycles>1</meta:editing-cycles>
    <meta:document-statistic meta:table-count="1" meta:cell-count="11000" meta:object-count="0"/>
    <meta:generator>LibreOffice/4.3.6.2$Linux_X86_64 LibreOffice_project/430$Build-2</meta:generator>
  </office:meta>
</office:document-meta>
</file>